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fo:border="2pt solid #000000"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9.35892307692308cm" style:use-optimal-column-width="true"/>
    </style:style>
    <style:style style:name="co2" style:family="table-column">
      <style:table-column-properties fo:break-before="auto" style:column-width="1.71938461538462cm"/>
    </style:style>
    <style:style style:name="co3" style:family="table-column">
      <style:table-column-properties fo:break-before="auto" style:column-width="6.07646153846154cm" style:use-optimal-column-width="true"/>
    </style:style>
    <style:style style:name="ro1" style:family="table-row">
      <style:table-row-properties style:row-height="15.5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6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Смирнов Анатолий Анатольевич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st@gmail.com</text:p>
          </table:table-cell>
          <table:table-cell table:number-columns-repeated="16383"/>
        </table:table-row>
        <table:table-row table:style-name="ro1">
          <table:table-cell office:value-type="float" office:value="88005553535" table:style-name="ce2">
            <text:p>8800555353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Паспорт 4132 234231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Снилс 87647163459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Номер счета 40802810335300540583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Карта 4276 8070 1492 794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г. Санкт-Петербург, пр. Бульварный, д. 4 стр. 86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732557279170 Ин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vv 43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логин Voldemort643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пароль assword432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омс 7750900873002404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Это ФС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А это тайна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авто в404сх799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172.20.20.2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2001:0db8:0000:0000:0000:ff00:0042:8329</text:p>
          </table:table-cell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  <table:table table:name="Лист2" table:style-name="ta1">
        <table:table-column table:style-name="co3" table:default-cell-style-name="ce1"/>
        <table:table-column table:style-name="co2" table:number-columns-repeated="16383" table:default-cell-style-name="ce1"/>
        <table:table-row table:style-name="ro3">
          <table:table-cell office:value-type="string" table:style-name="ce3">
            <text:p>Иванов Анатолий Анатольевич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test2@gmail.com</text:p>
          </table:table-cell>
          <table:table-cell table:number-columns-repeated="16383"/>
        </table:table-row>
        <table:table-row table:style-name="ro3">
          <table:table-cell office:value-type="float" office:value="88005555353" table:style-name="ce4">
            <text:p>88005555353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Паспорт 4131 234232</text:p>
          </table:table-cell>
          <table:table-cell table:number-columns-repeated="16383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Андрей Кравченко</meta:initial-creator>
    <dc:creator>Андрей Кравченко</dc:creator>
    <meta:creation-date>2025-02-03T11:24:00Z</meta:creation-date>
    <dc:date>2025-02-03T11:26:19Z</dc:date>
  </office:meta>
</office:document-meta>
</file>